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Standard">
      <style:text-properties fo:font-size="15pt" fo:font-style="italic" style:text-underline-style="solid" style:text-underline-width="auto" style:text-underline-color="font-color" style:text-underline-mode="continuous" style:text-overline-mode="continuous" style:text-line-through-mode="continuous" style:font-size-asian="15pt" style:font-style-asian="italic" style:font-size-complex="15pt" style:font-style-complex="italic"/>
    </style:style>
    <style:style style:name="P4" style:family="paragraph" style:parent-style-name="Standard">
      <style:text-properties fo:color="#ff0000" fo:font-size="15pt" style:font-size-asian="15pt" style:font-size-complex="15pt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fo:font-size="15pt" style:font-size-asian="15pt" style:font-size-complex="15pt"/>
    </style:style>
    <style:style style:name="P6" style:family="paragraph" style:parent-style-name="Standard">
      <style:text-properties fo:font-size="15pt" style:font-size-asian="15pt" style:font-size-complex="15pt"/>
    </style:style>
    <style:style style:name="P7" style:family="paragraph" style:parent-style-name="Standard" style:list-style-name="L1">
      <style:text-properties fo:font-size="15pt" style:font-size-asian="15pt" style:font-size-complex="15pt"/>
    </style:style>
    <style:style style:name="P8" style:family="paragraph" style:parent-style-name="Standard" style:list-style-name="L2">
      <style:text-properties fo:font-size="15pt" style:font-size-asian="15pt" style:font-size-complex="15pt"/>
    </style:style>
    <style:style style:name="P9" style:family="paragraph" style:parent-style-name="Standard" style:list-style-name="L3">
      <style:text-properties fo:font-size="15pt" style:font-size-asian="15pt" style:font-size-complex="15pt"/>
    </style:style>
    <style:style style:name="P10" style:family="paragraph" style:parent-style-name="Standard" style:list-style-name="L4">
      <style:text-properties fo:font-size="15pt" style:font-size-asian="15pt" style:font-size-complex="15pt"/>
    </style:style>
    <style:style style:name="P11" style:family="paragraph" style:parent-style-name="Standard" style:list-style-name="L5">
      <style:text-properties fo:font-size="15pt" style:font-size-asian="15pt" style:font-size-complex="15pt"/>
    </style:style>
    <style:style style:name="P12" style:family="paragraph" style:parent-style-name="Standard" style:list-style-name="L6">
      <style:text-properties fo:font-size="15pt" style:font-size-asian="15pt" style:font-size-complex="15pt"/>
    </style:style>
    <style:style style:name="P13" style:family="paragraph" style:parent-style-name="Standard">
      <style:text-properties fo:font-size="15pt" officeooo:rsid="000735e9" officeooo:paragraph-rsid="000735e9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0000" fo:font-size="15pt" style:font-size-asian="15pt" style:font-size-complex="15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WW_5f_CharLFO5LVL2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5LVL3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4" text:style-name="WW_5f_CharLFO5LVL4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5" text:style-name="WW_5f_CharLFO5LVL5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6" text:style-name="WW_5f_CharLFO5LVL6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7" text:style-name="WW_5f_CharLFO5LVL7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8" text:style-name="WW_5f_CharLFO5LVL8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9" text:style-name="WW_5f_CharLFO5LVL9" text:bullet-char="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WW_5f_CharLFO6LVL2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6LVL3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4" text:style-name="WW_5f_CharLFO6LVL4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5" text:style-name="WW_5f_CharLFO6LVL5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6" text:style-name="WW_5f_CharLFO6LVL6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7" text:style-name="WW_5f_CharLFO6LVL7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8" text:style-name="WW_5f_CharLFO6LVL8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9" text:style-name="WW_5f_CharLFO6LVL9" text:bullet-char="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êtothèque (livre et jeux)</text:p>
      <text:p text:style-name="P2"/>
      <text:p text:style-name="P1">Catalogue</text:p>
      <text:list xml:id="list3966911177" text:style-name="L1">
        <text:list-item>
          <text:p text:style-name="P7">Possibilité de prêt</text:p>
        </text:list-item>
        <text:list-item>
          <text:p text:style-name="P7">Réservation</text:p>
        </text:list-item>
        <text:list-item>
          <text:p text:style-name="P7">Rappel par mail (2 mois)</text:p>
        </text:list-item>
        <text:list-item>
          <text:p text:style-name="P7">Ajouter un titre</text:p>
        </text:list-item>
      </text:list>
      <text:p text:style-name="P1"/>
      <text:p text:style-name="P1"/>
      <text:p text:style-name="P1">Période de prêt</text:p>
      <text:list xml:id="list209470305" text:style-name="L2">
        <text:list-item>
          <text:p text:style-name="P8">Titre du livre</text:p>
        </text:list-item>
      </text:list>
      <text:list xml:id="list3770559952" text:style-name="L3">
        <text:list-item>
          <text:p text:style-name="P9">Emprunteur peut voir le nom propriétaire</text:p>
        </text:list-item>
        <text:list-item>
          <text:p text:style-name="P9">Le propriétaire peut voir le nom de l’emprunteur</text:p>
        </text:list-item>
        <text:list-item>
          <text:p text:style-name="P9">Dates d’emprunt et de retour</text:p>
        </text:list-item>
      </text:list>
      <text:p text:style-name="P1"/>
      <text:p text:style-name="P1"/>
      <text:p text:style-name="P1"/>
      <text:list xml:id="list3409502237" text:style-name="L4">
        <text:list-item>
          <text:p text:style-name="P10">Livres</text:p>
        </text:list-item>
      </text:list>
      <text:list xml:id="list1749223146" text:style-name="L5">
        <text:list-item>
          <text:p text:style-name="P11">Stockage au club (Ranger par leur identifiant)</text:p>
        </text:list-item>
        <text:list-item>
          <text:p text:style-name="P11">Chez le propriétaire (Validation de la réservation dès la dépose du livre au club)</text:p>
        </text:list-item>
      </text:list>
      <text:p text:style-name="P1"/>
      <text:list xml:id="list85624968868055" text:style-name="L4">
        <text:list-item>
          <text:p text:style-name="P10">Jeux de cartes « fléchés »</text:p>
        </text:list-item>
      </text:list>
      <text:list xml:id="list2651379405" text:style-name="L6">
        <text:list-item>
          <text:p text:style-name="P12">Stockage au club</text:p>
        </text:list-item>
      </text:list>
      <text:p text:style-name="P1"/>
      <text:p text:style-name="P1"/>
      <text:p text:style-name="P1">BD</text:p>
      <text:p text:style-name="P1"/>
      <text:p text:style-name="P13">Membre(<text:span text:style-name="T3">idLicense,</text:span><text:span text:style-name="T4">mail,nom,prénom)</text:span></text:p>
      <text:p text:style-name="P13"><text:span text:style-name="T4">Livre(</text:span><text:span text:style-name="T3">idLivre,</text:span><text:span text:style-name="T4"> nomLivre, qteExistanteLivre, qteDispoLivre, idLicense#)</text:span></text:p>
      <text:p text:style-name="P13"><text:span text:style-name="T4">JeuxCartes(</text:span><text:span text:style-name="T3">idCartes</text:span><text:span text:style-name="T4">, nomCartes, qteExistanteCartes, qteDispoCartes)</text:span></text:p>
      <text:p text:style-name="P13"><text:span text:style-name="T4">Emprunt(</text:span><text:span text:style-name="T3">idEmprunt</text:span><text:span text:style-name="T4">, dateEmprunt#, dateRetour#, idCartes#, idLicense#, idLivre#)</text:span></text:p>
      <text:p text:style-name="P13"><text:span text:style-name="T4">Date(</text:span><text:span text:style-name="T3">date</text:span><text:span text:style-name="T4">)</text:span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Police_20_par_20_défaut"><text:span text:style-name="T1"/></text:span></text:p>
      <text:p text:style-name="P1"><text:tab/></text:p>
      <text:p text:style-name="P1"><text:soft-page-break/></text:p>
      <text:p text:style-name="P3"/>
      <text:p text:style-name="P3"/>
      <text:p text:style-name="P3"/>
      <text:p text:style-name="P3"/>
      <text:p text:style-name="P3"/>
      <text:p text:style-name="P4">Postfix pour les mails</text:p>
      <text:p text:style-name="P4"/>
      <text:p text:style-name="Standard"><text:span text:style-name="Police_20_par_20_défaut"><text:span text:style-name="T2">API pour interroger le numéro ISB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Mewen Lucas</meta:initial-creator>
    <meta:creation-date>2020-01-31T22:18:00Z</meta:creation-date>
    <dc:date>2020-02-06T09:20:09.562000000</dc:date>
    <meta:editing-cycles>3</meta:editing-cycles>
    <meta:editing-duration>PT12M14S</meta:editing-duration>
    <meta:document-statistic meta:table-count="0" meta:image-count="0" meta:object-count="0" meta:page-count="2" meta:paragraph-count="25" meta:word-count="114" meta:character-count="757" meta:non-whitespace-character-count="679"/>
    <meta:template xlink:type="simple" xlink:actuate="onRequest" xlink:title="" xlink:href="Normal"/>
  </office:meta>
</office:document-meta>
</file>